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Noto Serif" svg:font-family="'Noto Serif'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2571in" fo:margin-right="0.2571in" fo:margin-top="0.2571in" fo:margin-bottom="0.2571in" loext:contextual-spacing="false" fo:text-indent="0in" style:auto-text-indent="false"/>
    </style:style>
    <style:style style:name="P2" style:family="paragraph" style:parent-style-name="Preformatted_20_Text">
      <style:paragraph-properties fo:margin-left="0.2571in" fo:margin-right="0.2571in" fo:margin-top="0.2571in" fo:margin-bottom="0.2571in" loext:contextual-spacing="false" fo:text-indent="0in" style:auto-text-indent="false"/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P3" style:family="paragraph" style:parent-style-name="Preformatted_20_Text">
      <style:paragraph-properties fo:margin-left="0.2571in" fo:margin-right="0.2571in" fo:margin-top="0.2571in" fo:margin-bottom="0.2571in" loext:contextual-spacing="false" fo:text-indent="0in" style:auto-text-indent="false"/>
      <style:text-properties fo:font-variant="normal" fo:text-transform="none" fo:color="#1e1e1e" fo:letter-spacing="normal" loext:padding="0in" loext:border="none"/>
    </style:style>
    <style:style style:name="P4" style:family="paragraph" style:parent-style-name="Preformatted_20_Text">
      <style:paragraph-properties fo:margin-left="0.2571in" fo:margin-right="0.2571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.2571in" fo:margin-right="0.2571in" fo:margin-top="0.2571in" fo:margin-bottom="0.2571in" loext:contextual-spacing="false" fo:text-indent="0in" style:auto-text-indent="false"/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P6" style:family="paragraph" style:parent-style-name="Text_20_body">
      <loext:graphic-properties draw:fill="solid" draw:fill-color="#edf1f3" draw:opacity="100%"/>
      <style:paragraph-properties fo:margin-left="0.2571in" fo:margin-right="0.2571in" fo:margin-top="0.2571in" fo:margin-bottom="0.2571in" loext:contextual-spacing="false" fo:text-indent="0in" style:auto-text-indent="false" fo:background-color="#edf1f3"/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P7" style:family="paragraph" style:parent-style-name="Text_20_body">
      <loext:graphic-properties draw:fill="solid" draw:fill-color="#f2f5f6" draw:opacity="100%"/>
      <style:paragraph-properties fo:margin-left="0.2571in" fo:margin-right="0.2571in" fo:margin-top="0.2571in" fo:margin-bottom="0.2571in" loext:contextual-spacing="false" fo:text-indent="0in" style:auto-text-indent="false" fo:background-color="#f2f5f6"/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.2571in" fo:margin-right="0.2571in" fo:margin-top="0.2571in" fo:margin-bottom="0.2571in" loext:contextual-spacing="false" fo:text-indent="0in" style:auto-text-indent="false"/>
      <style:text-properties fo:font-variant="normal" fo:text-transform="none" fo:color="#1e1e1e" fo:letter-spacing="normal" style:font-name-complex="Noto Serif" style:font-size-complex="10.5500001907349pt" style:font-style-complex="normal" style:font-weight-complex="normal" loext:padding="0in" loext:border="none"/>
    </style:style>
    <style:style style:name="P9" style:family="paragraph" style:parent-style-name="Text_20_body" style:list-style-name="L1">
      <style:paragraph-properties fo:margin-left="0in" fo:margin-right="0.2571in" fo:margin-top="0in" fo:margin-bottom="0in" loext:contextual-spacing="false" fo:text-indent="0in" style:auto-text-indent="false" fo:padding="0in" fo:border="none"/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P10" style:family="paragraph" style:parent-style-name="Text_20_body" style:list-style-name="L2">
      <style:paragraph-properties fo:margin-left="0in" fo:margin-right="0.2571in" fo:margin-top="0in" fo:margin-bottom="0in" loext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.2571in" fo:margin-right="0.2571in" fo:margin-top="0in" fo:margin-bottom="0in" loext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style:font-name="Noto Serif" fo:font-size="10.5500001907349pt" fo:font-style="normal" fo:font-weight="normal"/>
    </style:style>
    <style:style style:name="T2" style:family="text">
      <style:text-properties fo:font-variant="normal" fo:text-transform="none" fo:color="#1e1e1e" style:font-name="Noto Serif" fo:font-size="10.5500001907349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1e1e1e" style:font-name="Noto Serif" fo:font-size="10.5500001907349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1e1e1e" style:font-name="monospace" fo:font-size="10.5500001907349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1e1e1e" fo:letter-spacing="normal"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0.0606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0606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xt.js essential</text:p>
      <text:h text:style-name="Heading_20_1" text:outline-level="1"><text:bookmark text:name="block-eaddd85d-f451-4cf2-8d36-0b8d928a535d"/>On Market</text:h>
      <text:p text:style-name="P5"><text:bookmark text:name="block-083625d6-0e84-4585-bf66-b0ba2e96db54"/>React-based server-side categories</text:p>
      <text:list xml:id="list167563758" text:style-name="L1">
        <text:list-item>
          <text:p text:style-name="P9"><text:bookmark text:name="block-0b125107-80d6-46cb-943b-a29d5112606a"/>Drop-in dynamic solutions (Next.js, Electrode, After)</text:p>
        </text:list-item>
        <text:list-item>
          <text:p text:style-name="P9">Drop-in static solutions (Gatsby, React Static)</text:p>
        </text:list-item>
        <text:list-item>
          <text:p text:style-name="P9">Custom solutions</text:p>
        </text:list-item>
      </text:list>
      <text:h text:style-name="Heading_20_1" text:outline-level="1"><text:bookmark text:name="block-733a2911-c191-46dc-a40a-d478db405f6b"/>Installation</text:h>
      <text:p text:style-name="P1"><text:bookmark text:name="block-020cf112-7b4f-4057-a036-517128fdcad4"/><text:span text:style-name="Strong_20_Emphasis"><text:span text:style-name="T2">$ mkdir next-js-condensed</text:span></text:span></text:p>
      <text:p text:style-name="P1"><text:span text:style-name="Strong_20_Emphasis"><text:span text:style-name="T2">$ cd next-js-condensed</text:span></text:span></text:p>
      <text:p text:style-name="P1"><text:span text:style-name="Strong_20_Emphasis"><text:span text:style-name="T2">$ npm init</text:span></text:span><text:span text:style-name="T3"> -y</text:span></text:p>
      <text:p text:style-name="P5"><text:bookmark text:name="block-f9af9c65-6b3a-4fe1-b4e6-eb82f89ec998"/>After that, let's install the Next.js package:</text:p>
      <text:p text:style-name="P1"><text:bookmark text:name="block-ee72e333-ac8b-4055-839e-75776b39bb03"/><text:span text:style-name="Strong_20_Emphasis"><text:span text:style-name="T2">$ npm install next@latest --save-dev</text:span></text:span></text:p>
      <text:p text:style-name="P1"><text:span text:style-name="Strong_20_Emphasis"><text:span text:style-name="T2">$ npm install react@latest react-dom@latest --save</text:span></text:span></text:p>
      <text:p text:style-name="P11"><text:bookmark text:name="block-73b1dccb-60c6-4138-91d6-da489aa7138b"/><text:span text:style-name="T5"> </text:span><text:span text:style-name="T3">define a start script in </text:span><text:span text:style-name="User_20_Entry"><text:span text:style-name="T4">package.json,</text:span></text:span><text:span text:style-name="T3"> add:</text:span></text:p>
      <text:p text:style-name="P2"><text:bookmark text:name="block-4025a14c-9c12-4da6-b1f9-ebdf791e8b6f"/>{</text:p>
      <text:p text:style-name="P3"><text:s text:c="2"/><text:span text:style-name="T1">"scripts": {</text:span></text:p>
      <text:p text:style-name="P3"><text:s text:c="4"/><text:span text:style-name="T1">"start": "next"</text:span></text:p>
      <text:p text:style-name="P3"><text:soft-page-break/><text:s text:c="2"/><text:span text:style-name="T1">}</text:span></text:p>
      <text:p text:style-name="P2">}</text:p>
      <text:p text:style-name="P5"><text:bookmark text:name="block-aaaee7f7-7c65-44d7-a626-451a28d202e8"/>create new directory: /pages</text:p>
      <text:p text:style-name="P5"><text:bookmark text:name="block-287b88dc-f27e-4818-a491-f18954db0cae"/>Now, you can start the server by typing this in the console:</text:p>
      <text:p text:style-name="P1"><text:bookmark text:name="block-c0be92bb-b43e-4b28-9db3-b61146fee7b1"/><text:span text:style-name="Strong_20_Emphasis"><text:span text:style-name="T2">$ npm start</text:span></text:span></text:p>
      <text:p text:style-name="P4"><text:span text:style-name="T5"> </text:span><text:span text:style-name="User_20_Entry"><text:span text:style-name="T4">http://localhost:3000</text:span></text:span></text:p>
      <text:h text:style-name="Heading_20_1" text:outline-level="1"><text:bookmark text:name="block-6375d357-259d-4880-a30e-7895afcebfe2"/>Features of Next.js</text:h>
      <text:list xml:id="list677316617" text:style-name="L2">
        <text:list-item>
          <text:p text:style-name="P10"><text:bookmark text:name="block-00a43ade-0f51-4d47-8692-272873e7d825"/><text:span text:style-name="Strong_20_Emphasis"><text:span text:style-name="T2">Hot reloading</text:span></text:span><text:span text:style-name="T3"> – Every time a change is detected on a page, Next.js reloads the page so that the change is immediately reflected.</text:span></text:p>
        </text:list-item>
        <text:list-item>
          <text:p text:style-name="P10"><text:span text:style-name="Strong_20_Emphasis"><text:span text:style-name="T2">Page-based routing</text:span></text:span><text:span text:style-name="T3"> – URLs are mapped to the “pages” folder on the file system for you to use it without any configuration. However, dynamic routes are supported as well.</text:span></text:p>
        </text:list-item>
        <text:list-item>
          <text:p text:style-name="P10"><text:span text:style-name="Strong_20_Emphasis"><text:span text:style-name="T2">Automatic code splitting</text:span></text:span><text:span text:style-name="T3"> – Pages are loaded with just the code that they need which results in faster loading.</text:span></text:p>
        </text:list-item>
        <text:list-item>
          <text:p text:style-name="P10"><text:span text:style-name="Strong_20_Emphasis"><text:span text:style-name="T2">Page prefetching</text:span></text:span><text:span text:style-name="T3"> – You can use the “prefetch” prop on the &lt;Link&gt; tag while linking pages in order to prefetch pages in the background.</text:span></text:p>
        </text:list-item>
        <text:list-item>
          <text:p text:style-name="P10"><text:span text:style-name="Strong_20_Emphasis"><text:span text:style-name="T2">Hot module replacement (HMR)</text:span></text:span><text:span text:style-name="T3">  – You can replace, add, or remove modules from an application on runtime using HMR.</text:span></text:p>
        </text:list-item>
        <text:list-item>
          <text:p text:style-name="P10"><text:span text:style-name="Strong_20_Emphasis"><text:span text:style-name="T2">Server-side rendering (SSR)</text:span></text:span><text:span text:style-name="T3">  – You can render the page from the server-side instead of generating the entire HTML on the client-side. This results in a shorter loading time for content-rich pages. SSR also ensures that your pages are easily indexable by search engines.</text:span></text:p>
        </text:list-item>
      </text:list>
      <text:h text:style-name="Heading_20_1" text:outline-level="1"><text:bookmark text:name="block-69a70dfc-4ff3-4578-84fe-7f67d05bbfb5"/>Using GraphQL</text:h>
      <text:p text:style-name="P6"><text:bookmark text:name="block-ec53e357-7fb3-480d-8a62-cd916e092511"/>npm install graphql --save</text:p>
      <text:p text:style-name="P8"><text:bookmark text:name="block-db14c803-5d2b-4565-887d-cf2c92081608"/>﻿</text:p>
      <text:p text:style-name="P7"><text:bookmark text:name="block-c4aaa847-36a4-48be-ae3f-2f9b07afb2b6"/>import { graphql, buildSchema } from 'graphql'<text:line-break/>const schema = buildSchema(`<text:line-break/><text:soft-page-break/>  type Query {<text:line-break/>    name: String,<text:line-break/>    address: String,<text:line-break/>    contact: String,<text:line-break/>    bloodgroup: String,<text:line-break/>    favouriteSnack: String,<text:line-break/>    vehicle: String<text:line-break/>  }`);<text:line-break/>const data = {<text:line-break/>    name: 'Jhon Doe',<text:line-break/>    address: '7th Avenue, Brooklyn',<text:line-break/>    contact: '099251456',<text:line-break/>    bloodgroup: 'A +ve',<text:line-break/>    favouriteSnack: 'Hotdog',<text:line-break/>    vehicle: 'Hyundai Tucson'}<text:line-break/>export default async (req, res) =&gt; {<text:line-break/>    const response = await graphql(schema, req.body.query, data);<text:line-break/>    res.end(JSON.stringify(response.data))<text:line-break/>}</text:p>
      <text:p text:style-name="P12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Noto Serif" svg:font-family="'Noto Serif'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12T15:32:31.602855968</meta:creation-date>
    <dc:date>2020-11-12T15:34:52.274182379</dc:date>
    <meta:editing-duration>PT2M22S</meta:editing-duration>
    <meta:editing-cycles>1</meta:editing-cycles>
    <meta:document-statistic meta:table-count="0" meta:image-count="0" meta:object-count="0" meta:page-count="3" meta:paragraph-count="35" meta:word-count="321" meta:character-count="2138" meta:non-whitespace-character-count="1784"/>
    <meta:generator>LibreOffice/6.4.1.2$MacOSX_X86_64 LibreOffice_project/4d224e95b98b138af42a64d84056446d09082932</meta:generator>
  </office:meta>
</office:document-meta>
</file>